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6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99cm"/>
    </style:style>
    <style:style style:name="co4" style:family="table-column">
      <style:table-column-properties fo:break-before="auto" style:column-width="5.031cm"/>
    </style:style>
    <style:style style:name="co5" style:family="table-column">
      <style:table-column-properties fo:break-before="auto" style:column-width="0.77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fo:background-color="#dddddd"/>
    </style:style>
    <style:style style:name="ce5" style:family="table-cell" style:parent-style-name="Default" style:data-style-name="N2">
      <style:table-cell-properties fo:background-color="#dddddd"/>
      <style:text-properties style:text-underline-style="none"/>
    </style:style>
    <style:style style:name="ce6" style:family="table-cell" style:parent-style-name="Default" style:data-style-name="N2">
      <style:table-cell-properties fo:background-color="#dddddd"/>
      <style:text-properties style:font-name-asian="Droid Sans Fallback" style:font-name-complex="Droid Sans Devanagari"/>
    </style:style>
    <style:style style:name="T1" style:family="text">
      <style:text-properties style:font-name="Liberation Sans1"/>
    </style:style>
    <style:style style:name="T2" style:family="text">
      <style:text-properties style:font-name="Liberation Sans" style:font-name-asian="Droid Sans Fallback" style:font-name-complex="Droid Sans Devanagari"/>
    </style:style>
    <style:style style:name="T3" style:family="text">
      <style:text-properties style:font-name="Liberation Sans1" style:font-name-asian="Droid Sans Fallback" style:font-name-complex="Droid Sans Devanagari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Body area formulas</text:p>
          </table:table-cell>
          <table:table-cell table:style-name="ce1"/>
          <table:table-cell table:style-name="ce4" office:value-type="string" calcext:value-type="string">
            <text:p>Gehan and George 1970</text:p>
          </table:table-cell>
          <table:table-cell table:style-name="ce4" office:value-type="string" calcext:value-type="string">
            <text:p>NASA 1969 (Dubois)</text:p>
          </table:table-cell>
          <table:table-cell table:number-columns-repeated="2"/>
        </table:table-row>
        <table:table-row table:style-name="ro2">
          <table:table-cell/>
          <table:table-cell table:style-name="ce1" table:number-columns-repeated="2"/>
          <table:table-cell table:style-name="ce4"/>
          <table:table-cell table:style-name="ce4" office:value-type="string" calcext:value-type="string">
            <text:p>Page 82 Bicycling Science 4</text:p>
          </table:table-cell>
          <table:table-cell/>
          <table:table-cell office:value-type="string" calcext:value-type="string">
            <text:p>These and further formulas see <text:a xlink:href="http://www.endmemo.com/medical/bsa.php" xlink:type="simple">http://www.endmemo.com/medical/bsa.php</text:a> <text:s/></text:p>
          </table:table-cell>
        </table:table-row>
        <table:table-row table:style-name="ro1">
          <table:table-cell/>
          <table:table-cell table:style-name="ce1"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ody height</text:p>
          </table:table-cell>
          <table:table-cell table:style-name="ce1" office:value-type="string" calcext:value-type="string">
            <text:p>Body mass</text:p>
          </table:table-cell>
          <table:table-cell table:number-columns-repeated="2" table:style-name="ce1" office:value-type="string" calcext:value-type="string">
            <text:p>Body area (male)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kg</text:p>
          </table:table-cell>
          <table:table-cell table:style-name="ce4" office:value-type="string" calcext:value-type="string">
            <text:p>m<text:span text:style-name="T1">²</text:span></text:p>
          </table:table-cell>
          <table:table-cell table:style-name="ce6" office:value-type="string" calcext:value-type="string">
            <text:p><text:span text:style-name="T2">m</text:span><text:span text:style-name="T3">²</text:span>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5" table:formula="of:=0.164*([.B8])^0.422*[.C8]^0.515" office:value-type="float" office:value="0.945281795539559" calcext:value-type="float">
            <text:p>0.95</text:p>
          </table:table-cell>
          <table:table-cell table:style-name="ce4" table:formula="of:=0.20247*([.B8])^0.725*[.C8]^0.425" office:value-type="float" office:value="0.859284971241378" calcext:value-type="float">
            <text:p>0.8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40" calcext:value-type="float">
            <text:p>40</text:p>
          </table:table-cell>
          <table:table-cell table:style-name="ce5" table:formula="of:=0.164*([.B9])^0.422*[.C9]^0.515" office:value-type="float" office:value="1.22458472597087" calcext:value-type="float">
            <text:p>1.22</text:p>
          </table:table-cell>
          <table:table-cell table:style-name="ce4" table:formula="of:=0.20247*([.B9])^0.725*[.C9]^0.425" office:value-type="float" office:value="1.17447860440098" calcext:value-type="float">
            <text:p>1.17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50" calcext:value-type="float">
            <text:p>50</text:p>
          </table:table-cell>
          <table:table-cell table:style-name="ce5" table:formula="of:=0.164*([.B10])^0.422*[.C10]^0.515" office:value-type="float" office:value="1.45923054417919" calcext:value-type="float">
            <text:p>1.46</text:p>
          </table:table-cell>
          <table:table-cell table:style-name="ce4" table:formula="of:=0.20247*([.B10])^0.725*[.C10]^0.425" office:value-type="float" office:value="1.43248174937853" calcext:value-type="float">
            <text:p>1.4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80" calcext:value-type="float">
            <text:p>80</text:p>
          </table:table-cell>
          <table:table-cell table:style-name="ce5" table:formula="of:=0.164*([.B11])^0.422*[.C11]^0.515" office:value-type="float" office:value="2.00752142304822" calcext:value-type="float">
            <text:p>2.01</text:p>
          </table:table-cell>
          <table:table-cell table:style-name="ce4" table:formula="of:=0.20247*([.B11])^0.725*[.C11]^0.425" office:value-type="float" office:value="1.99639509209302" calcext:value-type="float">
            <text:p>2.0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5" table:formula="of:=0.164*([.B12])^0.422*[.C12]^0.515" office:value-type="float" office:value="2.35439055154124" calcext:value-type="float">
            <text:p>2.35</text:p>
          </table:table-cell>
          <table:table-cell table:style-name="ce4" table:formula="of:=0.20247*([.B12])^0.725*[.C12]^0.425" office:value-type="float" office:value="2.36923112668658" calcext:value-type="float">
            <text:p>2.37</text:p>
          </table:table-cell>
          <table:table-cell table:number-columns-repeated="2"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9">00.00.0000</text:date>, <text:time style:data-style-name="N2" text:time-value="0000-00-00T09:37:25.40565799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o Schmidt</meta:initial-creator>
    <meta:creation-date>2018-07-03T13:39:39.852309665</meta:creation-date>
    <dc:date>2020-05-09T10:22:56.442899509</dc:date>
    <dc:creator>Theo Schmidt</dc:creator>
    <meta:editing-duration>PT7H12M</meta:editing-duration>
    <meta:editing-cycles>2</meta:editing-cycles>
    <meta:generator>LibreOffice/4.1.6.2$Linux_X86_64 LibreOffice_project/410m0$Build-2</meta:generator>
    <meta:document-statistic meta:table-count="1" meta:cell-count="33" meta:object-count="0"/>
  </office:meta>
</office:document-meta>
</file>